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]/[.B2]" office:value-type="float" office:value="0.166666666666667" calcext:value-type="float">
            <text:p>0.166666666666667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]/[.B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B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]/[.B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6]/[.B6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]/[.B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]/[.B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]/[.B1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]/[.B1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3]/[.B1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5]/[.B1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7]/[.B1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8]/[.B1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1]/[.B2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22]/[.B2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3]/[.B2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5]/[.B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6]/[.B2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7]/[.B2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8]/[.B2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29]/[.B29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31]/[.B31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3]/[.B3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]/[.B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35]/[.B3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6]/[.B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37]/[.B3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8]/[.B3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9]/[.B3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41]/[.B4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2]/[.B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3]/[.B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4]/[.B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5]/[.B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6]/[.B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8]/[.B4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9]/[.B4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51]/[.B5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2]/[.B5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]/[.B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55]/[.B5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6]/[.B5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58]/[.B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9]/[.B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0]/[.B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1]/[.B6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2]/[.B6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3]/[.B6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4]/[.B6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5]/[.B6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6]/[.B6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8]/[.B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9]/[.B6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0]/[.B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71]/[.B71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2]/[.B7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3]/[.B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4]/[.B74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5]/[.B7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76]/[.B7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77]/[.B7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9]/[.B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0]/[.B8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B8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2]/[.B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3]/[.B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4]/[.B8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5]/[.B85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6]/[.B8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88]/[.B8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9]/[.B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0]/[.B9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1]/[.B9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2]/[.B9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3]/[.B9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5]/[.B9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96]/[.B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7]/[.B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98]/[.B9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9]/[.B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0]/[.B10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1]/[.B10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2]/[.B10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3]/[.B10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104]/[.B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07]/[.B107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8]/[.B10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9]/[.B1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0]/[.B1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1]/[.B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2]/[.B1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]/[.B11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4]/[.B11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5]/[.B1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6]/[.B11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17]/[.B11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9]/[.B1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0]/[.B1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]/[.B1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]/[.B12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3]/[.B12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4]/[.B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5]/[.B12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6]/[.B1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7]/[.B12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8]/[.B1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9]/[.B12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0]/[.B13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31]/[.B13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2]/[.B1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3]/[.B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35]/[.B1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36]/[.B136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37]/[.B13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8]/[.B1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39]/[.B13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40]/[.B14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41]/[.B14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42]/[.B14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43]/[.B143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44]/[.B14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45]/[.B1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46]/[.B146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147]/[.B147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48]/[.B14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49]/[.B1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51]/[.B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52]/[.B15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55]/[.B1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56]/[.B1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57]/[.B15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59]/[.B15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60]/[.B16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61]/[.B16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63]/[.B16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64]/[.B16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65]/[.B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6]/[.B1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7]/[.B1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68]/[.B1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69]/[.B16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70]/[.B1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1]/[.B17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72]/[.B17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73]/[.B1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75]/[.B175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78]/[.B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79]/[.B1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80]/[.B1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1]/[.B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82]/[.B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184]/[.B1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85]/[.B18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86]/[.B18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88]/[.B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89]/[.B1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90]/[.B190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91]/[.B1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92]/[.B1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93]/[.B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95]/[.B19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96]/[.B19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97]/[.B19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98]/[.B19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9]/[.B1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00]/[.B20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01]/[.B20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202]/[.B20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03]/[.B20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04]/[.B20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05]/[.B20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D206]/[.B206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07]/[.B20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08]/[.B20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09]/[.B20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10]/[.B2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1]/[.B2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13]/[.B21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14]/[.B21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215]/[.B215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16]/[.B21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217]/[.B21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218]/[.B2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19]/[.B219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20]/[.B2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21]/[.B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22]/[.B22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25]/[.B22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26]/[.B2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27]/[.B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28]/[.B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29]/[.B2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230]/[.B230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31]/[.B23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34]/[.B2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6]/[.B2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37]/[.B23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39]/[.B23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0]/[.B24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41]/[.B2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2]/[.B24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43]/[.B2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44]/[.B24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245]/[.B24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46]/[.B24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47]/[.B24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48]/[.B24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49]/[.B24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50]/[.B2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51]/[.B2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2]/[.B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3]/[.B2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54]/[.B25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55]/[.B25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56]/[.B25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57]/[.B25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58]/[.B2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9]/[.B2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60]/[.B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61]/[.B26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3]/[.B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4]/[.B2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65]/[.B26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67]/[.B26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68]/[.B2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9]/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70]/[.B27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71]/[.B27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72]/[.B27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73]/[.B27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274]/[.B27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75]/[.B2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277]/[.B27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8]/[.B27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1]/[.B28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82]/[.B2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5]/[.B28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7]/[.B2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9]/[.B2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93]/[.B2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4]/[.B2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95]/[.B29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97]/[.B29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98]/[.B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D299]/[.B2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02]/[.B30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03]/[.B3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04]/[.B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305]/[.B305]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06]/[.B3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07]/[.B3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308]/[.B308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09]/[.B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0]/[.B3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11]/[.B31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12]/[.B31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13]/[.B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4]/[.B31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5]/[.B3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16]/[.B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17]/[.B3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18]/[.B31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19]/[.B31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20]/[.B32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21]/[.B32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23]/[.B32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24]/[.B3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25]/[.B32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26]/[.B32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27]/[.B32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28]/[.B32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29]/[.B32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330]/[.B330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32]/[.B33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34]/[.B334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36]/[.B3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7]/[.B33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38]/[.B33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39]/[.B33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40]/[.B3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41]/[.B3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43]/[.B34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4]/[.B34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45]/[.B34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46]/[.B34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47]/[.B3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8]/[.B3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9]/[.B34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50]/[.B35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351]/[.B35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53]/[.B3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54]/[.B35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355]/[.B35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56]/[.B3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57]/[.B35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58]/[.B35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9]/[.B35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0]/[.B36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62]/[.B3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63]/[.B36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64]/[.B36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65]/[.B36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66]/[.B366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67]/[.B367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8]/[.B3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69]/[.B3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0]/[.B37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71]/[.B3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72]/[.B3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3]/[.B37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74]/[.B37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75]/[.B37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76]/[.B37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7]/[.B37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78]/[.B3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79]/[.B3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1]/[.B38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2]/[.B3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3]/[.B38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84]/[.B38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385]/[.B385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386]/[.B38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87]/[.B3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388]/[.B388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89]/[.B3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90]/[.B39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91]/[.B3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92]/[.B39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4]/[.B39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95]/[.B39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96]/[.B3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97]/[.B39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8]/[.B39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9]/[.B39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400]/[.B400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1]/[.B40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02]/[.B4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3]/[.B40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04]/[.B4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05]/[.B40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06]/[.B40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07]/[.B4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08]/[.B40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09]/[.B4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10]/[.B41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11]/[.B411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412]/[.B4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13]/[.B41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14]/[.B41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15]/[.B41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16]/[.B41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17]/[.B41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18]/[.B4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19]/[.B41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20]/[.B42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421]/[.B4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D422]/[.B422]" office:value-type="float" office:value="0.296296296296296" calcext:value-type="float">
            <text:p>0.29629629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23]/[.B42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24]/[.B42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5]/[.B4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26]/[.B42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427]/[.B4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28]/[.B4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9]/[.B42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30]/[.B43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31]/[.B431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32]/[.B43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33]/[.B43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34]/[.B43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5]/[.B43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36]/[.B4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37]/[.B4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38]/[.B43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39]/[.B43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40]/[.B4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1]/[.B44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42]/[.B4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43]/[.B44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44]/[.B44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445]/[.B445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446]/[.B44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47]/[.B44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48]/[.B44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50]/[.B45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451]/[.B45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52]/[.B45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53]/[.B4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454]/[.B4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55]/[.B4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56]/[.B45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57]/[.B45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58]/[.B45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59]/[.B45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60]/[.B46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61]/[.B46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62]/[.B46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63]/[.B46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64]/[.B46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5]/[.B46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466]/[.B46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467]/[.B467]" office:value-type="float" office:value="0.275862068965517" calcext:value-type="float">
            <text:p>0.2758620689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8]/[.B468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69]/[.B4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70]/[.B47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71]/[.B47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2]/[.B47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473]/[.B473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74]/[.B47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75]/[.B47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76]/[.B4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77]/[.B4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478]/[.B4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79]/[.B47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80]/[.B48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81]/[.B481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482]/[.B48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83]/[.B4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84]/[.B4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485]/[.B48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87]/[.B48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88]/[.B4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89]/[.B48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90]/[.B49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491]/[.B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92]/[.B49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493]/[.B493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94]/[.B4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96]/[.B49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97]/[.B49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98]/[.B4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99]/[.B49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00]/[.B50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01]/[.B5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02]/[.B5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503]/[.B50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04]/[.B504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05]/[.B50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06]/[.B506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7]/[.B5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08]/[.B5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09]/[.B50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510]/[.B5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11]/[.B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13]/[.B51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514]/[.B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15]/[.B51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16]/[.B51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17]/[.B51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18]/[.B5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19]/[.B51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0]/[.B52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1]/[.B5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2]/[.B52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23]/[.B52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24]/[.B5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25]/[.B52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526]/[.B52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527]/[.B527]" office:value-type="float" office:value="0.347826086956522" calcext:value-type="float">
            <text:p>0.34782608695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28]/[.B52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529]/[.B52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30]/[.B53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31]/[.B5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532]/[.B532]" office:value-type="float" office:value="0.296296296296296" calcext:value-type="float">
            <text:p>0.29629629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3]/[.B5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34]/[.B53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35]/[.B53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36]/[.B53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537]/[.B53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538]/[.B5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539]/[.B53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0]/[.B54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541]/[.B54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542]/[.B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543]/[.B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44]/[.B54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45]/[.B54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46]/[.B54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47]/[.B5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48]/[.B54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9]/[.B5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50]/[.B5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551]/[.B55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552]/[.B552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53]/[.B5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54]/[.B55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55]/[.B55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56]/[.B55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57]/[.B55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D558]/[.B558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559]/[.B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60]/[.B56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561]/[.B5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562]/[.B56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63]/[.B56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565]/[.B56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566]/[.B56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67]/[.B5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68]/[.B5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69]/[.B5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0]/[.B57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571]/[.B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72]/[.B57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73]/[.B57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74]/[.B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5]/[.B57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76]/[.B57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77]/[.B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78]/[.B5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79]/[.B57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80]/[.B58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81]/[.B58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582]/[.B58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83]/[.B58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84]/[.B58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85]/[.B5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86]/[.B586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87]/[.B5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88]/[.B5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589]/[.B589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0]/[.B59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91]/[.B59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92]/[.B59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93]/[.B59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594]/[.B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95]/[.B595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96]/[.B59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97]/[.B5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8]/[.B59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99]/[.B59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600]/[.B600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01]/[.B6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602]/[.B60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03]/[.B603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04]/[.B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05]/[.B60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06]/[.B6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607]/[.B607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608]/[.B60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09]/[.B60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10]/[.B61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11]/[.B61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12]/[.B6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13]/[.B61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14]/[.B6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15]/[.B6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16]/[.B61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17]/[.B61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18]/[.B6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19]/[.B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20]/[.B6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21]/[.B6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22]/[.B62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D623]/[.B623]" office:value-type="float" office:value="0.346153846153846" calcext:value-type="float">
            <text:p>0.3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24]/[.B6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25]/[.B62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26]/[.B62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27]/[.B62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28]/[.B6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629]/[.B6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630]/[.B63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31]/[.B63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32]/[.B6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33]/[.B63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34]/[.B63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635]/[.B63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36]/[.B63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37]/[.B63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38]/[.B63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39]/[.B63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640]/[.B6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41]/[.B64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42]/[.B64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43]/[.B64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44]/[.B64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45]/[.B6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46]/[.B646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47]/[.B64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648]/[.B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49]/[.B64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650]/[.B6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651]/[.B65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52]/[.B6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53]/[.B6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654]/[.B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55]/[.B65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56]/[.B65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57]/[.B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58]/[.B65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59]/[.B6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60]/[.B660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61]/[.B66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62]/[.B66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663]/[.B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64]/[.B66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65]/[.B66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66]/[.B6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67]/[.B6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68]/[.B6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69]/[.B66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70]/[.B6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671]/[.B67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72]/[.B67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73]/[.B6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4]/[.B6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75]/[.B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76]/[.B67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77]/[.B67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678]/[.B678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9]/[.B6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80]/[.B68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81]/[.B6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3]/[.B68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84]/[.B6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85]/[.B68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686]/[.B68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7]/[.B68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88]/[.B6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89]/[.B6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690]/[.B690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2]/[.B6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93]/[.B69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695]/[.B695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96]/[.B69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697]/[.B69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98]/[.B69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701]/[.B701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702]/[.B70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3]/[.B70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04]/[.B70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705]/[.B70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06]/[.B7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07]/[.B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08]/[.B70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09]/[.B7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710]/[.B71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1]/[.B7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712]/[.B712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3]/[.B7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14]/[.B71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15]/[.B7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716]/[.B71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17]/[.B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718]/[.B718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19]/[.B71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20]/[.B7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21]/[.B7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22]/[.B72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23]/[.B72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24]/[.B72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25]/[.B7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26]/[.B72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27]/[.B72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728]/[.B72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729]/[.B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730]/[.B730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1]/[.B7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32]/[.B73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3]/[.B73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4]/[.B73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735]/[.B735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36]/[.B73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7]/[.B7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738]/[.B73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9]/[.B73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40]/[.B74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1]/[.B74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42]/[.B74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43]/[.B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44]/[.B74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5]/[.B74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6]/[.B7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747]/[.B7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748]/[.B748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49]/[.B7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750]/[.B75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751]/[.B75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753]/[.B75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54]/[.B75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55]/[.B75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56]/[.B75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57]/[.B75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758]/[.B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759]/[.B75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760]/[.B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61]/[.B7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762]/[.B76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763]/[.B76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64]/[.B76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65]/[.B765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766]/[.B76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67]/[.B76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68]/[.B76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69]/[.B7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70]/[.B7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771]/[.B77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772]/[.B77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73]/[.B7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774]/[.B7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775]/[.B775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776]/[.B77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77]/[.B77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78]/[.B77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779]/[.B77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780]/[.B78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D781]/[.B781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82]/[.B782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83]/[.B7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84]/[.B7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786]/[.B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87]/[.B78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788]/[.B78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89]/[.B78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90]/[.B79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791]/[.B7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792]/[.B79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793]/[.B79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94]/[.B79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795]/[.B79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96]/[.B79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797]/[.B79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798]/[.B79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799]/[.B79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800]/[.B800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01]/[.B80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803]/[.B80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804]/[.B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805]/[.B805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06]/[.B8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D807]/[.B807]" office:value-type="float" office:value="0.423076923076923" calcext:value-type="float">
            <text:p>0.4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08]/[.B8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09]/[.B80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810]/[.B810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11]/[.B81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2]/[.B81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13]/[.B81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14]/[.B81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5]/[.B81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6]/[.B8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17]/[.B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19]/[.B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20]/[.B8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21]/[.B82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822]/[.B82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823]/[.B82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24]/[.B8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25]/[.B82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826]/[.B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27]/[.B82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28]/[.B82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829]/[.B82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830]/[.B83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831]/[.B83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832]/[.B83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33]/[.B833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4]/[.B83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835]/[.B83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36]/[.B8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37]/[.B8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38]/[.B83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39]/[.B8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40]/[.B8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41]/[.B84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42]/[.B84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43]/[.B8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44]/[.B84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45]/[.B84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846]/[.B846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7]/[.B84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848]/[.B84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49]/[.B8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0]/[.B85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51]/[.B85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852]/[.B852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53]/[.B8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54]/[.B85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55]/[.B8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57]/[.B8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858]/[.B85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9]/[.B85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60]/[.B8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61]/[.B86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862]/[.B86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863]/[.B86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64]/[.B864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865]/[.B865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66]/[.B8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867]/[.B867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68]/[.B8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869]/[.B86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870]/[.B87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871]/[.B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72]/[.B87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73]/[.B8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4]/[.B8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75]/[.B87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876]/[.B876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7]/[.B8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78]/[.B8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79]/[.B8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80]/[.B88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81]/[.B88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82]/[.B88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83]/[.B883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84]/[.B8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85]/[.B88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886]/[.B8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887]/[.B887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88]/[.B88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89]/[.B88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90]/[.B89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91]/[.B89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92]/[.B89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893]/[.B89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94]/[.B89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95]/[.B89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96]/[.B8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97]/[.B8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98]/[.B89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899]/[.B89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00]/[.B90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01]/[.B90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02]/[.B90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04]/[.B90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05]/[.B90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06]/[.B90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907]/[.B9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08]/[.B90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909]/[.B90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910]/[.B910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911]/[.B91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12]/[.B912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13]/[.B91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14]/[.B91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15]/[.B91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16]/[.B91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917]/[.B917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918]/[.B918]" office:value-type="float" office:value="0.423076923076923" calcext:value-type="float">
            <text:p>0.4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19]/[.B9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20]/[.B9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921]/[.B92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922]/[.B922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923]/[.B923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924]/[.B92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25]/[.B9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26]/[.B9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927]/[.B927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28]/[.B92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29]/[.B9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930]/[.B9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931]/[.B93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2]/[.B9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933]/[.B93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934]/[.B93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35]/[.B93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36]/[.B93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37]/[.B9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38]/[.B9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39]/[.B939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940]/[.B94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41]/[.B94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42]/[.B94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43]/[.B94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45]/[.B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46]/[.B94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947]/[.B9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48]/[.B9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949]/[.B949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950]/[.B9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51]/[.B95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952]/[.B952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54]/[.B95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55]/[.B95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56]/[.B95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957]/[.B9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58]/[.B95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59]/[.B9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60]/[.B96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61]/[.B96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962]/[.B96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963]/[.B9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64]/[.B96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65]/[.B96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66]/[.B96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967]/[.B96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9]/[.B96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70]/[.B97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71]/[.B97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972]/[.B97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73]/[.B9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74]/[.B9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75]/[.B97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976]/[.B9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77]/[.B97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78]/[.B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979]/[.B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80]/[.B98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81]/[.B9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82]/[.B9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83]/[.B9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84]/[.B98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85]/[.B98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86]/[.B98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87]/[.B98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88]/[.B98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989]/[.B989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90]/[.B99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91]/[.B99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2]/[.B9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93]/[.B99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94]/[.B99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995]/[.B99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96]/[.B99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97]/[.B99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98]/[.B99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9]/[.B99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00]/[.B10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01]/[.B10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02]/[.B10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1003]/[.B1003]" office:value-type="float" office:value="0.0454545454545455" calcext:value-type="float">
            <text:p>0.0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04]/[.B100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05]/[.B100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006]/[.B1006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007]/[.B100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08]/[.B100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09]/[.B10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10]/[.B10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11]/[.B101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012]/[.B1012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13]/[.B101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014]/[.B1014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015]/[.B101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16]/[.B1016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17]/[.B10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018]/[.B101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19]/[.B101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020]/[.B102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021]/[.B102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2]/[.B102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023]/[.B102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24]/[.B102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025]/[.B10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26]/[.B102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27]/[.B102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28]/[.B102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29]/[.B10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30]/[.B103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31]/[.B10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033]/[.B103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34]/[.B103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035]/[.B1035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36]/[.B10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037]/[.B103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38]/[.B10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039]/[.B103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040]/[.B104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41]/[.B10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42]/[.B104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43]/[.B104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044]/[.B104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045]/[.B10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46]/[.B10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47]/[.B10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D1048]/[.B1048]" office:value-type="float" office:value="0.620689655172414" calcext:value-type="float">
            <text:p>0.62068965517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49]/[.B104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50]/[.B10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051]/[.B105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52]/[.B105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53]/[.B10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54]/[.B105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055]/[.B105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56]/[.B105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57]/[.B105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58]/[.B10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1059]/[.B1059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060]/[.B106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1]/[.B10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62]/[.B10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63]/[.B10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64]/[.B10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65]/[.B106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066]/[.B106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7]/[.B106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8]/[.B106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69]/[.B10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070]/[.B107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71]/[.B107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72]/[.B107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073]/[.B107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4]/[.B107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5]/[.B10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77]/[.B10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80]/[.B10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081]/[.B108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82]/[.B108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083]/[.B10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1084]/[.B10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85]/[.B108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86]/[.B108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1087]/[.B108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088]/[.B108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89]/[.B108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90]/[.B109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91]/[.B10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092]/[.B10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093]/[.B10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094]/[.B1094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1095]/[.B1095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96]/[.B10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97]/[.B10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98]/[.B109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99]/[.B109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100]/[.B11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01]/[.B110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102]/[.B110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03]/[.B110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04]/[.B110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05]/[.B110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06]/[.B110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107]/[.B1107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08]/[.B11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09]/[.B110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110]/[.B1110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11]/[.B1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12]/[.B111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1113]/[.B1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14]/[.B11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15]/[.B111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16]/[.B111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117]/[.B1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118]/[.B111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19]/[.B111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120]/[.B112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121]/[.B11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122]/[.B112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23]/[.B112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4]/[.B11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5]/[.B11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26]/[.B112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7]/[.B11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28]/[.B112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29]/[.B11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130]/[.B113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131]/[.B11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132]/[.B1132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133]/[.B113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34]/[.B113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1135]/[.B1135]" office:value-type="float" office:value="0.0416666666666667" calcext:value-type="float">
            <text:p>0.0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36]/[.B11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1137]/[.B113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38]/[.B113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39]/[.B113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40]/[.B1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2]/[.B114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43]/[.B11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44]/[.B114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45]/[.B114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146]/[.B11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7]/[.B114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148]/[.B114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49]/[.B114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0]/[.B115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51]/[.B11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152]/[.B115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53]/[.B115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54]/[.B11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55]/[.B11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D1156]/[.B11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157]/[.B11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158]/[.B115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159]/[.B115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160]/[.B116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61]/[.B116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62]/[.B11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163]/[.B116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164]/[.B116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65]/[.B1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166]/[.B11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167]/[.B116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68]/[.B116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69]/[.B116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170]/[.B117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71]/[.B1171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72]/[.B11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73]/[.B117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174]/[.B117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75]/[.B117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76]/[.B11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77]/[.B117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78]/[.B117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179]/[.B1179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180]/[.B118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81]/[.B1181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182]/[.B118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83]/[.B118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84]/[.B118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185]/[.B118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86]/[.B11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187]/[.B11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188]/[.B118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89]/[.B118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190]/[.B119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91]/[.B119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92]/[.B11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193]/[.B1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94]/[.B119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95]/[.B119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196]/[.B11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8]/[.B11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99]/[.B1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0]/[.B120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01]/[.B12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02]/[.B120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03]/[.B12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04]/[.B120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205]/[.B1205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06]/[.B12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07]/[.B120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08]/[.B120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09]/[.B120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210]/[.B12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11]/[.B121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12]/[.B121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13]/[.B121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14]/[.B121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5]/[.B121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16]/[.B12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18]/[.B121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19]/[.B12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20]/[.B1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21]/[.B12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22]/[.B122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23]/[.B122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224]/[.B1224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225]/[.B122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226]/[.B122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27]/[.B122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228]/[.B122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29]/[.B122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30]/[.B12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231]/[.B12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32]/[.B123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33]/[.B123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34]/[.B123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35]/[.B123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36]/[.B12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37]/[.B123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238]/[.B12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39]/[.B123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40]/[.B124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41]/[.B12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242]/[.B1242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3]/[.B124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44]/[.B12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45]/[.B1245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46]/[.B1246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1247]/[.B124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248]/[.B124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249]/[.B124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50]/[.B12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51]/[.B125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1252]/[.B1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53]/[.B1253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54]/[.B125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55]/[.B125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56]/[.B12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57]/[.B125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58]/[.B12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59]/[.B125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60]/[.B126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61]/[.B1261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62]/[.B1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263]/[.B126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264]/[.B126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65]/[.B126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266]/[.B126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67]/[.B126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68]/[.B12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69]/[.B126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70]/[.B1270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271]/[.B12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72]/[.B127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73]/[.B12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74]/[.B127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275]/[.B1275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76]/[.B127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77]/[.B127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78]/[.B127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79]/[.B1279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80]/[.B1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81]/[.B128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82]/[.B128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283]/[.B12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84]/[.B128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85]/[.B128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86]/[.B128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87]/[.B128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88]/[.B1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89]/[.B128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90]/[.B129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291]/[.B129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1292]/[.B129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293]/[.B129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94]/[.B129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95]/[.B1295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96]/[.B12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297]/[.B129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98]/[.B129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1299]/[.B12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300]/[.B1300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301]/[.B130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302]/[.B1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1303]/[.B130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04]/[.B1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05]/[.B130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306]/[.B130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307]/[.B130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308]/[.B130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09]/[.B13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1310]/[.B131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311]/[.B1311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12]/[.B1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313]/[.B131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314]/[.B131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315]/[.B13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16]/[.B13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317]/[.B131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318]/[.B13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19]/[.B131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320]/[.B13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321]/[.B13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22]/[.B132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323]/[.B132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324]/[.B132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25]/[.B132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326]/[.B1326]" office:value-type="float" office:value="0.2" calcext:value-type="float">
            <text:p>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8:22:56.702939251</dc:date>
    <meta:editing-duration>PT1M36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